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3333" draw:textarea-horizontal-align="justify" draw:textarea-vertical-align="middle" draw:auto-grow-height="false" fo:min-height="2.591cm" fo:min-width="4.127cm"/>
    </style:style>
    <style:style style:name="gr2" style:family="graphic" style:parent-style-name="standard">
      <style:graphic-properties draw:stroke="none" draw:fill-color="#ff6600" draw:textarea-horizontal-align="justify" draw:textarea-vertical-align="middle" draw:auto-grow-height="false" fo:min-height="1.976cm" fo:min-width="3.126cm"/>
    </style:style>
    <style:style style:name="gr3" style:family="graphic" style:parent-style-name="standard">
      <style:graphic-properties draw:stroke="none" draw:fill-color="#ff6600" draw:textarea-horizontal-align="justify" draw:textarea-vertical-align="middle" draw:auto-grow-height="false" fo:min-height="1.976cm" fo:min-width="3.127cm"/>
    </style:style>
    <style:style style:name="gr4" style:family="graphic" style:parent-style-name="standard">
      <style:graphic-properties draw:stroke="none" draw:fill-color="#cc00cc" draw:textarea-horizontal-align="justify" draw:textarea-vertical-align="middle" draw:auto-grow-height="false" fo:min-height="1.976cm" fo:min-width="3.126cm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1.976cm" fo:min-width="3.126cm"/>
    </style:style>
    <style:style style:name="P1" style:family="paragraph">
      <loext:graphic-properties draw:fill-color="#ff3333"/>
      <style:paragraph-properties fo:text-align="center"/>
    </style:style>
    <style:style style:name="P2" style:family="paragraph">
      <loext:graphic-properties draw:fill-color="#ff6600"/>
      <style:paragraph-properties fo:text-align="center"/>
    </style:style>
    <style:style style:name="P3" style:family="paragraph">
      <loext:graphic-properties draw:fill-color="#cc00cc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libre-office-draw-template">
        <draw:custom-shape draw:style-name="gr1" draw:text-style-name="P1" draw:layer="layout" svg:width="7.355cm" svg:height="4.517cm" svg:x="11.621cm" svg:y="5.8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5.764cm" svg:height="3.538cm" svg:x="12.353cm" svg:y="1.79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2" draw:layer="layout" svg:width="5.765cm" svg:height="3.538cm" svg:x="12.354cm" svg:y="10.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3" draw:layer="layout" svg:width="5.764cm" svg:height="3.538cm" svg:x="17.985cm" svg:y="8.5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4" draw:layer="layout" svg:width="5.764cm" svg:height="3.538cm" svg:x="17.985cm" svg:y="4.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4" draw:layer="layout" svg:width="5.764cm" svg:height="3.538cm" svg:x="6.724cm" svg:y="8.5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3" draw:layer="layout" svg:width="5.764cm" svg:height="3.538cm" svg:x="6.724cm" svg:y="4.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07T17:30:12.018386978</meta:creation-date>
    <dc:title>libre-office-draw-template</dc:title>
    <meta:editing-duration>PT5M24S</meta:editing-duration>
    <meta:editing-cycles>3</meta:editing-cycles>
    <meta:generator>LibreOffice/7.1.0.3$MacOSX_X86_64 LibreOffice_project/f6099ecf3d29644b5008cc8f48f42f4a40986e4c</meta:generator>
    <dc:date>2021-12-07T17:35:36.784682327</dc:date>
    <meta:document-statistic meta:object-count="7"/>
    <meta:template xlink:type="simple" xlink:actuate="onRequest" xlink:title="libre-office-draw-template" xlink:href="../../../../../Library/Application%20Support/LibreOffice/4/user/template/libre-office-draw-template.otg" meta:date="2021-12-07T17:30:11.552306201"/>
  </office:meta>
</office:document-meta>
</file>